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margin-top="0in" fo:margin-bottom="0in" fo:line-height="200%" style:writing-mode="lr-tb"/>
      <style:text-properties fo:font-variant="normal" fo:text-transform="none" fo:color="#000000" style:text-line-through-style="none" style:font-name="Courier New"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Courier New"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Courier New" fo:font-size="12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f6152892-8926-d920-29c2-6588bf8714b6"/>Steven Selementi, David Bisgrove, John Padoginog</text:p>
      <text:p text:style-name="P2">April 18, 2017</text:p>
      <text:p text:style-name="P2">Embedded Linux</text:p>
      <text:p text:style-name="P2">Chirakkal Easwaran</text:p>
      <text:p text:style-name="P3">Interim Report</text:p>
      <text:p text:style-name="P1"><text:span text:style-name="T1">The project we were assigned was the Temperature and Humidity Sensor assignment. The assignment will be created and ran on the Raspberry Pi. In this project, we have to read in the temperature and humidity of the room, put it on a local database and transfer it over to a user friendly web server that is accessible to only us and any authorized personnel. So far, we have written and tested the code for the humidity and temperature sensor and created the code so that we could transfer it to the local database. We now need to test and make possible changes to our database code and then create a web server and make it only accessible to certain people. So far, all of us have worked on creating and testing the code we are using for the humidity and temperature sensor and John has been setting up the wiring for the sensor since he is more knowledgeable about how and where to connect everything. Once we create our local database, we will start making the web server so that it is functional and user friendly. After that, we will test it as a whole and be finished with the projec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Bisgrove</meta:initial-creator>
    <meta:creation-date>2017-04-19T22:19:09.94</meta:creation-date>
    <meta:document-statistic meta:table-count="0" meta:image-count="0" meta:object-count="0" meta:page-count="1" meta:paragraph-count="6" meta:word-count="216" meta:character-count="1197"/>
    <dc:date>2017-04-19T22:20:27.23</dc:date>
    <dc:creator>David Bisgrove</dc:creator>
    <meta:editing-duration>PT1M17S</meta:editing-duration>
    <meta:editing-cycles>1</meta:editing-cycles>
    <meta:generator>OpenOffice/4.1.1$Win32 OpenOffice.org_project/411m6$Build-9775</meta:generator>
  </office:meta>
</office:document-meta>
</file>